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style:width="2in" table:align="left"/>
    </style:style>
    <style:style style:name="T2" style:family="table">
      <style:table-properties style:width="5in" table:align="left"/>
    </style:style>
    <style:style style:name="T3" style:family="table">
      <style:table-properties style:rel-width="75%" table:align="left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fixed table width of 2 inch.</text:p>
      <table:table table:name="Table1" table:style-name="T1">
        <table:table-column table:number-columns-repeated="3"/>
        <table:table-row table:number-rows-repeated="3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fixed table width of 5 inch.</text:p>
      <table:table table:name="Table2" table:style-name="T2">
        <table:table-column table:number-columns-repeated="3"/>
        <table:table-row table:number-rows-repeated="3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relative table width of 75%.</text:p>
      <table:table table:name="Table3" table:style-name="T3">
        <table:table-column table:number-columns-repeated="3"/>
        <table:table-row table:number-rows-repeated="3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